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b81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text-underline-style="solid" style:text-underline-width="auto" style:text-underline-color="font-color" officeooo:paragraph-rsid="0003b81f" style:font-size-asian="10pt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lack.com/oauth/authorize?client_id=5090557084.5108581326&amp;redirect_uri">https://slack.com/oauth/authorize?client_id=5090557084.5108581326&amp;redirect_uri</text:a><text:span text:style-name="T1">=</text:span></text:p>
      <text:p text:style-name="P1"/>
      <text:p text:style-name="P1"><text:a xlink:type="simple" xlink:href="http://localhost:8080/slack_auth/slack_auth"><text:span text:style-name="T1">http://localhost:8080/slack_auth/slack_auth</text:span></text:a></text:p>
      <text:p text:style-name="P1"/>
      <text:p text:style-name="P1"/>
      <text:p text:style-name="P2">&amp;scope=identify,read,post,client,admi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8:37.448866510</meta:creation-date>
    <meta:editing-duration>P1DT1H56M6S</meta:editing-duration>
    <meta:editing-cycles>2</meta:editing-cycles>
    <meta:generator>LibreOffice/4.2.8.2$Linux_X86_64 LibreOffice_project/420m0$Build-2</meta:generator>
    <dc:date>2015-06-18T17:08:35.885996169</dc:date>
    <meta:document-statistic meta:table-count="0" meta:image-count="0" meta:object-count="0" meta:page-count="1" meta:paragraph-count="3" meta:word-count="3" meta:character-count="160" meta:non-whitespace-character-count="160"/>
  </office:meta>
</office:document-meta>
</file>